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Text_20_body" style:list-style-name="L7">
    </style:style>
    <style:style style:name="P9" style:family="paragraph" style:parent-style-name="Text_20_body" style:list-style-name="L8">
      <style:paragraph-properties fo:margin-top="0in" fo:margin-bottom="0in"/>
    </style:style>
    <style:style style:name="P10" style:family="paragraph" style:parent-style-name="Text_20_body" style:list-style-name="L9">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Preformatted_20_Text">
    </style:style>
    <style:style style:name="P19"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y 19, 2021 (07:07:4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and its source code are organized, how it is built, and how to maintain this resource.</text:p>
      <text:h text:style-name="Heading_20_1" text:outline-level="1"><text:bookmark-start text:name="resources-organization"/>Resources Organization<text:bookmark-end text:name="resources-organization"/></text:h>
      <text:p text:style-name="First_20_paragraph">This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workflow file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Ways to obtaining the <text:span text:style-name="T1">latest version</text:span> of this resource:</text:p>
      <text:list text:style-name="L1">
        <text:list-item>
          <text:p text:style-name="P1">visit the <text:a xlink:type="simple" xlink:href="https://csci-1301.github.io/" office:name=""><text:span text:style-name="Definition">accompanying website</text:span></text:a> - this website includes the course textbook in all supported formats, links to labs, and all other available student resources</text:p>
        </text:list-item>
        <text:list-item>
          <text:p text:style-name="P1">TODO: AU mirror website/box/instructor website</text:p>
        </text:list-item>
        <text:list-item>
          <text:p text:style-name="P1">latest version is also available under <text:a xlink:type="simple" xlink:href="https://github.com/csci-1301/csci-1301.github.io/releases" office:name=""><text:span text:style-name="Definition">releases</text:span></text:a> on Github</text:p>
        </text:list-item>
      </text:list>
      <text:p text:style-name="First_20_paragraph">Ways to obtain <text:span text:style-name="T1">earlier</text:span> versions of this resource:</text:p>
      <text:list text:style-name="L2">
        <text:list-item>
          <text:p text:style-name="P2">Available under <text:a xlink:type="simple" xlink:href="https://github.com/csci-1301/csci-1301.github.io/releases" office:name=""><text:span text:style-name="Definition">releases</text:span></text:a> on Github</text:p>
        </text:list-item>
        <text:list-item>
          <text:p text:style-name="P2">TODO: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see <text:a xlink:type="simple" xlink:href="/contributing" office:name=""><text:span text:style-name="Definition">Contributing Guidelines</text:span></text:a> to learn about the different ways you can contribute and how to join contributing teams.</text:p>
      <text:h text:style-name="Heading_20_2" text:outline-level="2"><text:bookmark-start text:name="best-practices-for-all-forms-of-content"/>Best practices for all forms of content<text:bookmark-end text:name="best-practices-for-all-forms-of-content"/></text:h>
      <text:list text:style-name="L3">
        <text:list-item>
          <text:p text:style-name="P3"><text:span text:style-name="T1">Structure for accesibility</text:span></text:p>
          <text:list text:style-name="L4">
            <text:list-item>
              <text:p text:style-name="P4">All resources are titled TODO: explain how</text:p>
            </text:list-item>
            <text:list-item>
              <text:p text:style-name="P4">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list-item>
        <text:list-item>
          <text:p text:style-name="P3"><text:span text:style-name="T1">Images</text:span></text:p>
          <text:list text:style-name="L6">
            <text:list-item>
              <text:p text:style-name="P6">Images require a descriptive alt tag for accessibility</text:p>
            </text:list-item>
            <text:list-item>
              <text:p text:style-name="P6">Store images in the repository in <text:span text:style-name="NormalTok">img</text:span> directory because pandoc will look for images there</text:p>
            </text:list-item>
            <text:list-item>
              <text:p text:style-name="P6">When refering to images in markdown, use path from root even if the image may appear broken locally</text:p>
            </text:list-item>
          </text:list>
          <text:p text:style-name="P3"><text:span text:style-name="T1">Syntax example.</text:span> The quoted text is the alt tag and in parentheses is path to file</text:p>
          <text:p text:style-name="P7">!["image of visual studio IDE"](./img/image.jpg)</text:p>
        </text:list-item>
        <text:list-item>
          <text:p text:style-name="P3"><text:span text:style-name="T1">Source code</text:span></text:p>
          <text:list text:style-name="L7">
            <text:list-item>
              <text:p text:style-name="P8">source code programs belong <text:span text:style-name="T2">primarily</text:span> in <text:span text:style-name="NormalTok">code</text:span> directory</text:p>
              <text:list text:style-name="L8">
                <text:list-item>
                  <text:p text:style-name="P9">the code included in this directory should be a complete program</text:p>
                </text:list-item>
                <text:list-item>
                  <text:p text:style-name="P9">the program should compile and terminate</text:p>
                </text:list-item>
                <text:list-item>
                  <text:p text:style-name="P9">source code that is faulty, partial or does not terminate can be included in markdown as inline code block</text:p>
                </text:list-item>
                <text:list-item>
                  <text:p text:style-name="P9">we can automatically check these code snippets for syntactical correctness if these guidelines are followed</text:p>
                </text:list-item>
              </text:list>
            </text:list-item>
            <text:list-item>
              <text:p text:style-name="P8">code snippet can be included in markdown documents using pandoc-include filter:</text:p>
            </text:list-item>
            <text:list-item>
              <text:p text:style-name="P8">code blocks are by default annotated as <text:span text:style-name="NormalTok">csharp</text:span> unless stated otherwise</text:p>
            </text:list-item>
            <text:list-item>
              <text:p text:style-name="P8">syntax highlighting is applied automatically at build time</text:p>
            </text:list-item>
            <text:list-item>
              <text:p text:style-name="P8">only include code in text form such that it can be copy-pasted for reuse</text:p>
            </text:list-item>
          </text:list>
        </text:list-item>
      </text:list>
      <text:h text:style-name="Heading_20_2" text:outline-level="2"><text:bookmark-start text:name="creating-new-lectures"/>Creating new lectures<text:bookmark-end text:name="creating-new-lectures"/></text:h>
      <text:p text:style-name="First_20_paragraph">To create a new lecture <text:span text:style-name="NormalTok">lecture xyz</text:span>:</text:p>
      <text:list text:style-name="L9">
        <text:list-item>
          <text:p text:style-name="P10">Create a directory called <text:span text:style-name="NormalTok">NNN_lecture_xyz</text:span> under <text:span text:style-name="NormalTok">lectures</text:span> directory</text:p>
          <text:p text:style-name="P10">Following the existing pattern for naming convention which is lowercase and separation by underscores. The numbers <text:span text:style-name="NormalTok">NNN</text:span> tell pandoc how to order book content. Use leading zero and increments of 10. Choose a number number based on where in the book the new lecture should appear.</text:p>
        </text:list-item>
        <text:list-item>
          <text:p text:style-name="P10">under that directory, create a new file <text:span text:style-name="NormalTok">readme</text:span><text:span text:style-name="OperatorTok">.</text:span><text:span text:style-name="FunctionTok">md</text:span> (lowercase). Write lecture notes in this file using markdown.</text:p>
          <text:p text:style-name="P10">We use filename readme because the build script looks for files matching this pattern. Pandoc appears to use a case-insensitive matching, at least currently, but to be safe use lowercase convention when naming this file to <text:a xlink:type="simple" xlink:href="https://github.com/csci-1301/csci-1301.github.io/blob/d0cca5dfab111ed9148256992b63fbed9c05b880/Makefile#L14" office:name=""><text:span text:style-name="Definition">match the expected file pattern</text:span></text:a>.</text:p>
        </text:list-item>
      </text:list>
      <text:p text:style-name="First_20_paragraph">Following these steps will automatically include the new lecture in the book.</text:p>
      <text:p text:style-name="Text_20_body">Do not include meta section in individual lecture files because these lectures will be concatenated by pandoc into single larger document. Any meta data in individual files would appear somewhere in the middle of the larger document, and as such will not be treated as front matter.</text:p>
      <text:h text:style-name="Heading_20_2" text:outline-level="2"><text:bookmark-start text:name="creating-new-labs"/>Creating new labs<text:bookmark-end text:name="creating-new-labs"/></text:h>
      <text:list text:style-name="L10">
        <text:list-item>
          <text:p text:style-name="P11">Choose a short and unique name that describes the lab</text:p>
        </text:list-item>
        <text:list-item>
          <text:p text:style-name="P11">Create a directory matching that name (use PascalCase since this is C#)</text:p>
        </text:list-item>
        <text:list-item>
          <text:p text:style-name="P11">Under the lab directory create:</text:p>
          <text:list>
            <text:list-item>
              <text:p text:style-name="P11"><text:span text:style-name="NormalTok">readme</text:span><text:span text:style-name="OperatorTok">.</text:span><text:span text:style-name="FunctionTok">md</text:span> (case sensitive) - write lab instructions in this file. You should include meta fields, at minimum a title</text:p>
            </text:list-item>
            <text:list-item>
              <text:p text:style-name="P11">(optional) if you want to include starter code with the lab,</text:p>
              <text:list text:style-name="L11">
                <text:list-item>
                  <text:p text:style-name="P12">create a subdirectory called <text:span text:style-name="NormalTok">src</text:span></text:p>
                </text:list-item>
                <text:list-item>
                  <text:p text:style-name="P12">create a subdirectory with the name of the solution you would like to use,</text:p>
                </text:list-item>
                <text:list-item>
                  <text:p text:style-name="P12">create a subdirectory with the name of the project you would like to use,</text:p>
                </text:list-item>
                <text:list-item>
                  <text:p text:style-name="P12">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 Write your code in this file, add a class file if you want in the same folder, but only include program files (not solution or project): they will be created automatically using the project and solution’s name you specified, and hosted in the lab’s folder as <text:span text:style-name="NormalTok">solution</text:span><text:span text:style-name="OperatorTok">.</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12">
        <text:list-item>
          <text:p text:style-name="P13">readme will be converted to index (html, pdf, odt)</text:p>
        </text:list-item>
        <text:list-item>
          <text:p text:style-name="P13">contents of <text:span text:style-name="NormalTok">src</text:span> will be converted to a standalone C# solution as a zip file. This solution will have the same name as the folder in the lab directory which is why directory names should use PascalCase.</text:p>
        </text:list-item>
        <text:list-item>
          <text:p text:style-name="P13">all matching the described format will be included in <text:span text:style-name="NormalTok">labs</text:span><text:span text:style-name="OperatorTok">.</text:span><text:span text:style-name="FunctionTok">zip</text:span> which you can find on the website or under releases</text:p>
        </text:list-item>
      </text:list>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KeywordTok">lock</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13">
        <text:list-item>
          <text:p text:style-name="P14">Each resource will be labelled with prerequisites.</text:p>
          <text:p text:style-name="P14">This is a list of zero or more values. For zero prerequisites we write <text:span text:style-name="NormalTok">None</text:span>. These requirements are expressed in the associated index of lectures/labs/problems (<text:a xlink:type="simple" xlink:href="https://github.com/csci-1301/csci-1301.github.io/tree/main/lectures" office:name=""><text:span text:style-name="Definition">example</text:span></text:a>).</text:p>
        </text:list-item>
        <text:list-item>
          <text:p text:style-name="P14">Lecture notes and slides will be labelled by related labs, and vice versa</text:p>
          <text:p text:style-name="P14">These requirements are expressed in the associated index of lectures and labs (<text:a xlink:type="simple" xlink:href="https://github.com/csci-1301/csci-1301.github.io/tree/main/lectures" office:name=""><text:span text:style-name="Definition">example</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 Website CSS styles can also be found in this directory.</text:p>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14">
        <text:list-item>
          <text:p text:style-name="P15">git - version control</text:p>
        </text:list-item>
        <text:list-item>
          <text:p text:style-name="P15">Github - to make source code available on the web</text:p>
        </text:list-item>
        <text:list-item>
          <text:p text:style-name="P15">markdown, LaTeX - for writing the resources</text:p>
        </text:list-item>
        <text:list-item>
          <text:p text:style-name="P15">pandoc - for converting documents to various output formats</text:p>
        </text:list-item>
        <text:list-item>
          <text:p text:style-name="P15">make, bash - for specifying how to build this resource</text:p>
        </text:list-item>
        <text:list-item>
          <text:p text:style-name="P15">github actions - to automatically build the resource</text:p>
        </text:list-item>
        <text:list-item>
          <text:p text:style-name="P15">github pages - to serve the accompanying website</text:p>
        </text:list-item>
        <text:list-item>
          <text:p text:style-name="P15">additional packages for specific tasks: texlive, Pygments, pandoc filters, <text:a xlink:type="simple" xlink:href="https://github.com/jgm/pandoc/issues/2104" office:name=""><text:span text:style-name="Definition">lua filter</text:span></text:a>, etc.</text:p>
        </text:list-item>
        <text:list-item>
          <text:p text:style-name="P15"><text:a xlink:type="simple" xlink:href="https://www.bryanbraun.com/anchorjs/" office:name=""><text:span text:style-name="Definition">Anchor.js</text:span></text:a> for automatic links.</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15">
        <text:list-item>
          <text:p text:style-name="P16">Go to <text:a xlink:type="simple" xlink:href="https://github.com/csci-1301/csci-1301.github.io/releases" office:name=""><text:span text:style-name="Definition">repository releases</text:span></text:a></text:p>
        </text:list-item>
        <text:list-item>
          <text:p text:style-name="P16">Choose latest, which contains the files of the latest build</text:p>
        </text:list-item>
        <text:list-item>
          <text:p text:style-name="P16">Edit this release, giving it a semantic name and a version, such as <text:span text:style-name="NormalTok">v1</text:span><text:span text:style-name="OperatorTok">.</text:span><text:span text:style-name="FunctionTok">0</text:span><text:span text:style-name="FloatTok">.0</text:span>. Name and version can be the same. (cf. <text:a xlink:type="simple" xlink:href="https://semver.org/" office:name=""><text:span text:style-name="Definition">semantic versioning</text:span></text:a>)</text:p>
        </text:list-item>
        <text:list-item>
          <text:p text:style-name="P16">Enter release notes to explain what changed since last release</text:p>
        </text:list-item>
        <text:list-item>
          <text:p text:style-name="P16">Uncheck <text:span text:style-name="NormalTok">This </text:span><text:span text:style-name="KeywordTok">is</text:span><text:span text:style-name="NormalTok"><text:s text:c="1"/>a pre</text:span><text:span text:style-name="OperatorTok">-</text:span><text:span text:style-name="NormalTok">release</text:span></text:p>
        </text:list-item>
        <text:list-item>
          <text:p text:style-name="P16">Update release</text:p>
        </text:list-item>
      </text:list>
      <text:p text:style-name="First_20_paragraph">Following these steps will generate a new, versioned release. The versioned releases will be manually uploaded to university mirror site, box, and archived.</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ting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build.yaml" office:name=""><text:span text:style-name="Definition">build script install section</text:span></text:a> which lists all required packages need to build the resource. The exact installation steps vary depending on your local operating system.</text:p>
      <text:p text:style-name="Text_20_body">In general the following dependencies are needed:</text:p>
      <text:list text:style-name="L16">
        <text:list-item>
          <text:p text:style-name="P17">pandoc</text:p>
        </text:list-item>
        <text:list-item>
          <text:p text:style-name="P17">LaTeX</text:p>
        </text:list-item>
        <text:list-item>
          <text:p text:style-name="P17">make</text:p>
        </text:list-item>
        <text:list-item>
          <text:p text:style-name="P17">python 3.+</text:p>
        </text:list-item>
        <text:list-item>
          <text:p text:style-name="P17">packages and filters: Pygments, pandoc-include</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18">make all</text:p>
      <text:p text:style-name="First_20_paragraph">To see a list of other alternative build options run</text:p>
      <text:p text:style-name="P19">make hel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19T07:07:52Z</meta:creation-date>
    <dc:date>2021-05-19T07:07:52Z</dc:date>
    <meta:user-defined meta:name="date" meta:value-type="string">May  19, 2021 (07:07:4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